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Helvetica" svg:font-family="Helvetica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56cm" fo:text-align="justify" style:justify-single-word="false"/>
      <style:text-properties fo:color="#000000" style:font-name="Helvetica" fo:font-size="9pt" style:text-underline-style="none" officeooo:rsid="000fc7e5" officeooo:paragraph-rsid="000fc7e5" style:font-size-asian="9pt" style:font-name-complex="Helvetica"/>
    </style:style>
    <style:style style:name="P2" style:family="paragraph" style:parent-style-name="Standard">
      <style:paragraph-properties fo:text-align="center" style:justify-single-word="false"/>
      <style:text-properties fo:color="#000000" style:font-name="Helvetica" fo:font-size="10pt" style:text-underline-style="none" style:font-size-asian="10pt" style:font-name-complex="Helvetica"/>
    </style:style>
    <style:style style:name="P3" style:family="paragraph" style:parent-style-name="Standard">
      <style:paragraph-properties style:line-height-at-least="0.25cm"/>
      <style:text-properties fo:color="#000000" style:font-name="Helvetica" fo:font-size="7pt" fo:font-style="italic" style:text-underline-style="none" style:font-size-asian="7pt" style:font-style-asian="italic" style:font-name-complex="Helvetica"/>
    </style:style>
    <style:style style:name="P4" style:family="paragraph" style:parent-style-name="Standard">
      <style:paragraph-properties style:line-height-at-least="0.25cm" fo:text-align="center" style:justify-single-word="false"/>
      <style:text-properties fo:color="#000000" style:font-name="Helvetica" fo:font-size="7pt" fo:font-style="italic" style:text-underline-style="none" style:font-size-asian="7pt" style:font-style-asian="italic" style:font-name-complex="Helvetica"/>
    </style:style>
    <style:style style:name="P5" style:family="paragraph" style:parent-style-name="Standard">
      <style:paragraph-properties style:line-height-at-least="0.25cm" fo:text-align="end" style:justify-single-word="false"/>
      <style:text-properties fo:color="#000000" style:font-name="Helvetica" fo:font-size="7pt" fo:font-style="italic" style:text-underline-style="none" style:font-size-asian="7pt" style:font-style-asian="italic" style:font-name-complex="Helvetica"/>
    </style:style>
    <style:style style:name="P6" style:family="paragraph" style:parent-style-name="Standard">
      <style:paragraph-properties style:line-height-at-least="0.356cm" fo:text-align="justify" style:justify-single-word="false"/>
      <style:text-properties fo:color="#000000" style:font-name="Helvetica" fo:font-size="9pt" style:text-underline-style="none" officeooo:rsid="000fc7e5" officeooo:paragraph-rsid="000fc7e5" style:font-size-asian="9pt" style:font-name-complex="Helvetica"/>
    </style:style>
    <style:style style:name="P7" style:family="paragraph" style:parent-style-name="Standard">
      <style:paragraph-properties style:line-height-at-least="0.25cm" fo:text-align="center" style:justify-single-word="false"/>
    </style:style>
    <style:style style:name="P8" style:family="paragraph" style:parent-style-name="Standard">
      <style:paragraph-properties style:snap-to-layout-grid="false"/>
      <style:text-properties style:font-name="Times New Roman" fo:font-size="10pt" style:font-size-asian="10pt" style:font-name-complex="Times New Roman"/>
    </style:style>
    <style:style style:name="P9" style:family="paragraph" style:parent-style-name="Standard">
      <style:paragraph-properties style:line-height-at-least="0.356cm" fo:text-align="justify" style:justify-single-word="false"/>
      <style:text-properties fo:color="#000000" style:font-name="Helvetica" fo:font-size="9pt" style:text-underline-style="none" officeooo:rsid="000fc7e5" officeooo:paragraph-rsid="000fc7e5" style:font-size-asian="9pt" style:font-name-complex="Helvetica"/>
    </style:style>
    <style:style style:name="P10" style:family="paragraph" style:parent-style-name="Standard" style:master-page-name="Standard">
      <style:paragraph-properties style:line-height-at-least="0.356cm" fo:text-align="justify" style:justify-single-word="false" style:page-number="auto"/>
      <style:text-properties fo:color="#000000" style:font-name="Helvetica" fo:font-size="9pt" style:text-underline-style="none" fo:font-weight="bold" style:font-size-asian="9pt" style:font-weight-asian="bold" style:font-name-complex="Helvetica"/>
    </style:style>
    <style:style style:name="T1" style:family="text">
      <style:text-properties fo:color="#000000" style:font-name="Helvetica" fo:font-size="7pt" fo:font-style="italic" style:text-underline-style="none" style:font-size-asian="7pt" style:font-style-asian="italic" style:font-name-complex="Helvetica"/>
    </style:style>
    <style:style style:name="T2" style:family="text">
      <style:text-properties fo:color="#000000" style:font-name="Helvetica" fo:font-size="7pt" fo:font-style="italic" style:text-underline-style="none" style:font-size-asian="7pt" style:font-style-asian="italic" style:font-name-complex="Times New Roman"/>
    </style:style>
    <style:style style:name="T3" style:family="text">
      <style:text-properties fo:color="#000000" fo:font-size="7pt" fo:font-style="italic" style:text-underline-style="none" style:font-size-asian="7pt" style:font-style-asian="italic"/>
    </style:style>
    <style:style style:name="T4" style:family="text">
      <style:text-properties fo:color="#000000" style:font-name="Times New Roman" fo:font-size="7pt" fo:font-style="italic" style:text-underline-style="none" style:font-size-asian="7pt" style:font-style-asian="italic" style:font-name-complex="Helvetica"/>
    </style:style>
  </office:automatic-styles>
  <office:body>
    <office:text>
      <office:forms form:automatic-focus="false" form:apply-design-mode="false"/>
      <text:tracked-changes text:track-changes="false">
        <text:changed-region xml:id="ct73206672" text:id="ct73206672">
          <text:deletion>
            <office:change-info>
              <dc:creator>Toni Willberg</dc:creator>
              <dc:date>2014-09-09T09:40:00</dc:date>
            </office:change-info>
            <text:p text:style-name="P1">Ratavartijankatu 5</text:p>
          </text:deletion>
        </text:changed-region>
        <text:changed-region xml:id="ct73207232" text:id="ct73207232">
          <text:insertion>
            <office:change-info>
              <dc:creator>Toni Willberg</dc:creator>
              <dc:date>2014-09-09T09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hip-to address:</text:p>
      <text:p text:style-name="P1"><text:change text:change-id="ct73206672"/><text:change-start text:change-id="ct73207232"/>Example<text:change-end text:change-id="ct732072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Helvetica" svg:font-family="Helvetica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HK1" style:font-family-asian="'AR PL UMing HK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UMing HK1" style:font-family-asian="'AR PL UMing HK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list-style-name="WW8Num2" style:class="text">
      <style:paragraph-properties fo:margin-left="0.6cm" fo:margin-right="0cm" fo:margin-top="0.499cm" fo:margin-bottom="0.21cm" loext:contextual-spacing="false" style:line-height-at-least="0.176cm" fo:text-indent="-1.401cm" style:auto-text-indent="false" fo:keep-with-next="always"/>
      <style:text-properties style:letter-kerning="true"/>
    </style:style>
    <style:style style:name="Heading_20_2" style:display-name="Heading 2" style:family="paragraph" style:parent-style-name="Heading" style:next-style-name="Standard" style:default-outline-level="2" style:list-style-name="WW8Num2" style:class="text">
      <style:paragraph-properties fo:margin-left="0.6cm" fo:margin-right="0cm" fo:margin-top="0.499cm" fo:margin-bottom="0.199cm" loext:contextual-spacing="false" fo:text-indent="-1.401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2" style:family="paragraph">
      <style:paragraph-properties fo:line-height="0.353cm" fo:orphans="2" fo:widows="2" fo:hyphenation-ladder-count="no-limit"/>
      <style:text-properties style:use-window-font-color="true" style:font-name="Arial Black" fo:font-family="'Arial Black'" style:font-family-generic="swiss" style:font-pitch="variable" fo:font-size="10pt" fo:language="en" fo:country="US" fo:font-weight="bold" style:letter-kerning="true" style:font-name-asian="Arial" style:font-family-asian="Arial" style:font-family-generic-asian="swiss" style:font-pitch-asian="variable" style:font-size-asian="10pt" style:language-asian="zh" style:country-asian="CN" style:font-weight-asian="bold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rm_20_option" style:display-name="Form option" style:family="paragraph" style:parent-style-name="Text_20_body">
      <style:graphic-properties draw:fill="solid" draw:fill-color="#ffff00"/>
      <style:paragraph-properties fo:background-color="#ffff00">
        <style:background-image/>
      </style:paragraph-properties>
      <style:text-properties fo:font-style="italic" fo:font-weight="bold" style:font-style-asian="italic" style:font-weight-asian="bold"/>
    </style:style>
    <style:style style:name="Section_2f_appendix_20_heading" style:display-name="Section/appendix heading" style:family="paragraph" style:parent-style-name="Heading">
      <style:paragraph-properties fo:margin-top="0cm" fo:margin-bottom="0cm" loext:contextual-spacing="false" style:line-height-at-least="0.176cm"/>
      <style:text-properties fo:text-transform="uppercase" style:font-name="Overpass" fo:font-family="Overpass, 'Microsoft YaHei'" style:font-family-generic="swiss" style:font-pitch="variable" fo:font-size="11pt" style:font-size-asian="11pt" style:font-name-complex="Overpass" style:font-family-complex="Overpass, 'Microsoft YaHei'" style:font-family-generic-complex="swiss" style:font-pitch-complex="variable"/>
    </style:style>
    <style:style style:name="Section_2f_appendix_20_number" style:display-name="Section/appendix number" style:family="paragraph" style:parent-style-name="Section_2f_appendix_20_heading">
      <style:text-properties fo:color="#cc000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yle1_20_Char" style:display-name="Style1 Char" style:family="text">
      <style:text-properties fo:color="#cc0000" style:font-name="Arial Black" fo:font-family="'Arial Black'" style:font-family-generic="swiss" style:font-pitch="variable" fo:letter-spacing="normal" fo:language="en" fo:country="US" fo:font-weight="bold" style:letter-kerning="true" style:font-weight-asian="bold" style:font-name-complex="Arial Black" style:font-family-complex="'Arial Black'" style:font-family-generic-complex="swiss" style:font-pitch-complex="variable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6" style:family="table">
      <style:table-properties style:width="17.298cm" table:align="left" style:writing-mode="lr-tb"/>
    </style:style>
    <style:style style:name="Table16.A" style:family="table-column">
      <style:table-column-properties style:column-width="5.766cm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="0.035cm" fo:border="none" style:writing-mode="lr-tb"/>
    </style:style>
    <style:style style:name="MP1" style:family="paragraph" style:parent-style-name="Standard">
      <style:paragraph-properties fo:text-align="center" style:justify-single-word="false"/>
      <style:text-properties fo:color="#000000" style:font-name="Helvetica" fo:font-size="10pt" style:text-underline-style="none" style:font-size-asian="10pt" style:font-name-complex="Helvetica"/>
    </style:style>
    <style:style style:name="MP2" style:family="paragraph" style:parent-style-name="Standard">
      <style:paragraph-properties style:line-height-at-least="0.25cm"/>
      <style:text-properties fo:color="#000000" style:font-name="Helvetica" fo:font-size="7pt" fo:font-style="italic" style:text-underline-style="none" style:font-size-asian="7pt" style:font-style-asian="italic" style:font-name-complex="Helvetica"/>
    </style:style>
    <style:style style:name="MP3" style:family="paragraph" style:parent-style-name="Standard">
      <style:paragraph-properties style:line-height-at-least="0.25cm" fo:text-align="center" style:justify-single-word="false"/>
    </style:style>
    <style:style style:name="MP4" style:family="paragraph" style:parent-style-name="Standard">
      <style:paragraph-properties style:snap-to-layout-grid="false"/>
      <style:text-properties style:font-name="Times New Roman" fo:font-size="10pt" style:font-size-asian="10pt" style:font-name-complex="Times New Roman"/>
    </style:style>
    <style:style style:name="MP5" style:family="paragraph" style:parent-style-name="Standard">
      <style:paragraph-properties style:line-height-at-least="0.25cm" fo:text-align="center" style:justify-single-word="false"/>
      <style:text-properties fo:color="#000000" style:font-name="Helvetica" fo:font-size="7pt" fo:font-style="italic" style:text-underline-style="none" style:font-size-asian="7pt" style:font-style-asian="italic" style:font-name-complex="Helvetica"/>
    </style:style>
    <style:style style:name="MP6" style:family="paragraph" style:parent-style-name="Standard">
      <style:paragraph-properties style:line-height-at-least="0.25cm" fo:text-align="end" style:justify-single-word="false"/>
      <style:text-properties fo:color="#000000" style:font-name="Helvetica" fo:font-size="7pt" fo:font-style="italic" style:text-underline-style="none" style:font-size-asian="7pt" style:font-style-asian="italic" style:font-name-complex="Helvetica"/>
    </style:style>
    <style:style style:name="MT1" style:family="text">
      <style:text-properties fo:color="#000000" style:font-name="Helvetica" fo:font-size="7pt" fo:font-style="italic" style:text-underline-style="none" style:font-size-asian="7pt" style:font-style-asian="italic" style:font-name-complex="Helvetica"/>
    </style:style>
    <style:style style:name="MT2" style:family="text">
      <style:text-properties fo:color="#000000" fo:font-size="7pt" fo:font-style="italic" style:text-underline-style="none" style:font-size-asian="7pt" style:font-style-asian="italic"/>
    </style:style>
    <style:style style:name="MT3" style:family="text">
      <style:text-properties fo:color="#000000" style:font-name="Helvetica" fo:font-size="7pt" fo:font-style="italic" style:text-underline-style="none" style:font-size-asian="7pt" style:font-style-asian="italic" style:font-name-complex="Times New Roman"/>
    </style:style>
    <style:page-layout style:name="Mpm1">
      <style:page-layout-properties fo:page-width="22.073cm" fo:page-height="28.423cm" style:num-format="1" style:print-orientation="portrait" fo:margin-top="1.778cm" fo:margin-bottom="0.762cm" fo:margin-left="2.54cm" fo:margin-right="1.778cm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62cm" fo:margin-left="0cm" fo:margin-right="0cm" fo:margin-top="0.663cm" style:dynamic-spacing="true"/>
      </style:footer-style>
    </style:page-layout>
  </office:automatic-styles>
  <office:master-styles>
    <style:master-page style:name="Standard" style:page-layout-name="Mpm1">
      <style:footer>
        <text:p text:style-name="MP1"> </text:p>
      </style:footer>
      <style:footer-left>
        <table:table table:name="Table16" table:style-name="Table16">
          <table:table-column table:style-name="Table16.A" table:number-columns-repeated="3"/>
          <table:table-row table:style-name="Table16.1">
            <table:table-cell table:style-name="Table16.A1" office:value-type="string">
              <text:p text:style-name="MP2">Red Hat Red Hat Order Form</text:p>
            </table:table-cell>
            <table:table-cell table:style-name="Table16.A1" office:value-type="string">
              <text:p text:style-name="MP3"><text:span text:style-name="MT1">Page </text:span><text:span text:style-name="MT2"><text:page-number text:select-page="current">0</text:page-number></text:span><text:span text:style-name="MT1"> of </text:span><text:span text:style-name="MT1"><text:bookmark-ref text:reference-format="page" text:ref-name="last_page">Error: Reference source not found</text:bookmark-ref></text:span><text:span text:style-name="MT3"><text:page-count style:num-format="1">1</text:page-count></text:span><text:span text:style-name="MT1"><text:page-count style:num-format="1">1</text:page-count></text:span></text:p>
            </table:table-cell>
            <table:table-cell table:style-name="Table16.A1" office:value-type="string">
              <text:p text:style-name="MP4"/>
            </table:table-cell>
          </table:table-row>
          <table:table-row table:style-name="Table16.1">
            <table:table-cell table:style-name="Table16.A1" office:value-type="string">
              <text:p text:style-name="MP2">(United Kingdom) - BM</text:p>
            </table:table-cell>
            <table:table-cell table:style-name="Table16.A1" office:value-type="string">
              <text:p text:style-name="MP5">Red Hat Confidential Information</text:p>
            </table:table-cell>
            <table:table-cell table:style-name="Table16.A1" office:value-type="string">
              <text:p text:style-name="MP6">Last Reviewed June 2013</text:p>
            </table:table-cell>
          </table:table-row>
        </table:table>
        <text:p text:style-name="MP1"> 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1DT12H46M</meta:editing-duration>
    <meta:generator>LibreOfficeDev/4.4.0.0.alpha0$Linux_X86_64 LibreOffice_project/680c298a77b1a713041befc391de631a85e222b3</meta:generator>
    <dc:date>2014-09-19T16:14:58.171281724</dc:date>
    <meta:editing-cycles>6</meta:editing-cycles>
    <dc:creator>Caolán McNamara</dc:creator>
    <meta:document-statistic meta:table-count="1" meta:image-count="0" meta:object-count="0" meta:page-count="1" meta:paragraph-count="9" meta:word-count="24" meta:character-count="137" meta:non-whitespace-character-count="117"/>
  </office:meta>
</office:document-meta>
</file>